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Redirector.FilterRedir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Redirector.mergeInto( WebXml theWebXm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FilterRedirector.FilterRedirector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